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7.85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98a8a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198a8a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7mm" svg:height="90.04mm" svg:x="22.81mm" svg:y="105.72mm">
            <loext:p draw:notify-on-update-of-ranges="Hoja1.A2:Hoja1.A2 Hoja1.A3:Hoja1.A6 Hoja1.B2:Hoja1.B2 Hoja1.B3:Hoja1.B6 Hoja1.A2:Hoja1.A2 Hoja1.A3:Hoja1.A6 Hoja1.C2:Hoja1.C2 Hoja1.C3:Hoja1.C6 Hoja1.A2:Hoja1.A2 Hoja1.A3:Hoja1.A6 Hoja1.D2:Hoja1.D2 Hoja1.D3:Hoja1.D6 Hoja1.A2:Hoja1.A2 Hoja1.A3:Hoja1.A6 Hoja1.E2:Hoja1.E2 Hoja1.E3:Hoja1.E6 Hoja1.A2:Hoja1.A2 Hoja1.A3:Hoja1.A6 Hoja1.F2:Hoja1.F2 Hoja1.F3:Hoja1.F6 Hoja1.A2:Hoja1.A2 Hoja1.A3:Hoja1.A6 Hoja1.G2:Hoja1.G2 Hoja1.G3:Hoja1.G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28.41mm" svg:y="100.08mm">
            <loext:p draw:notify-on-update-of-ranges="Hoja1.A10:Hoja1.A10 Hoja1.A11:Hoja1.A22 Hoja1.B10:Hoja1.B10 Hoja1.B11:Hoja1.B22 Hoja1.A10:Hoja1.A10 Hoja1.A11:Hoja1.A22 Hoja1.C10:Hoja1.C10 Hoja1.C11:Hoja1.C22 Hoja1.A10:Hoja1.A10 Hoja1.A11:Hoja1.A22 Hoja1.D10:Hoja1.D10 Hoja1.D11:Hoja1.D22 Hoja1.A10:Hoja1.A10 Hoja1.A11:Hoja1.A22 Hoja1.E10:Hoja1.E10 Hoja1.E11:Hoja1.E22 Hoja1.A10:Hoja1.A10 Hoja1.A11:Hoja1.A22 Hoja1.F10:Hoja1.F10 Hoja1.F11:Hoja1.F22 Hoja1.A10:Hoja1.A10 Hoja1.A11:Hoja1.A22 Hoja1.G10:Hoja1.G10 Hoja1.G11:Hoja1.G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PC LOCAL</text:p>
          </table:table-cell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N.º threads</text:p>
          </table:table-cell>
          <table:table-cell table:style-name="ce2" office:value-type="string" calcext:value-type="string">
            <text:p>T. secuencial n= 15000</text:p>
          </table:table-cell>
          <table:table-cell table:style-name="ce2" office:value-type="string" calcext:value-type="string">
            <text:p>T. secuencial n= 30000</text:p>
          </table:table-cell>
          <table:table-cell table:style-name="ce2" office:value-type="string" calcext:value-type="string">
            <text:p>T.paralelo_b n=15000</text:p>
          </table:table-cell>
          <table:table-cell table:style-name="ce2" office:value-type="string" calcext:value-type="string">
            <text:p>T. paralelo_b n= 30000</text:p>
          </table:table-cell>
          <table:table-cell table:style-name="ce2" office:value-type="string" calcext:value-type="string">
            <text:p>Ganancia n= 15000</text:p>
          </table:table-cell>
          <table:table-cell table:style-name="ce2" office:value-type="string" calcext:value-type="string">
            <text:p>Ganancia n= 3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8062085" calcext:value-type="float">
            <text:p>0,128062085</text:p>
          </table:table-cell>
          <table:table-cell office:value-type="float" office:value="0.51359133" calcext:value-type="float">
            <text:p>0,51359133</text:p>
          </table:table-cell>
          <table:table-cell office:value-type="float" office:value="0.128834594" calcext:value-type="float">
            <text:p>0,128834594</text:p>
          </table:table-cell>
          <table:table-cell office:value-type="float" office:value="0.526734485" calcext:value-type="float">
            <text:p>0,526734485</text:p>
          </table:table-cell>
          <table:table-cell table:formula="of:=[.B3]/[.D3]" office:value-type="float" office:value="0.994003869799132" calcext:value-type="float">
            <text:p>0,9940038698</text:p>
          </table:table-cell>
          <table:table-cell table:formula="of:=[.C3]/[.E3]" office:value-type="float" office:value="0.975047855467447" calcext:value-type="float">
            <text:p>0,9750478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7601404" calcext:value-type="float">
            <text:p>0,127601404</text:p>
          </table:table-cell>
          <table:table-cell office:value-type="float" office:value="0.512622451" calcext:value-type="float">
            <text:p>0,512622451</text:p>
          </table:table-cell>
          <table:table-cell office:value-type="float" office:value="0.130717208" calcext:value-type="float">
            <text:p>0,130717208</text:p>
          </table:table-cell>
          <table:table-cell office:value-type="float" office:value="0.530521872" calcext:value-type="float">
            <text:p>0,530521872</text:p>
          </table:table-cell>
          <table:table-cell table:formula="of:=[.B4]/[.D4]" office:value-type="float" office:value="0.976163780976717" calcext:value-type="float">
            <text:p>0,976163781</text:p>
          </table:table-cell>
          <table:table-cell table:formula="of:=[.C4]/[.E4]" office:value-type="float" office:value="0.966260729397411" calcext:value-type="float">
            <text:p>0,9662607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8039856" calcext:value-type="float">
            <text:p>0,138039856</text:p>
          </table:table-cell>
          <table:table-cell office:value-type="float" office:value="0.51694055" calcext:value-type="float">
            <text:p>0,51694055</text:p>
          </table:table-cell>
          <table:table-cell office:value-type="float" office:value="0.130564408" calcext:value-type="float">
            <text:p>0,130564408</text:p>
          </table:table-cell>
          <table:table-cell office:value-type="float" office:value="0.53815919" calcext:value-type="float">
            <text:p>0,53815919</text:p>
          </table:table-cell>
          <table:table-cell table:formula="of:=[.B5]/[.D5]" office:value-type="float" office:value="1.05725486841713" calcext:value-type="float">
            <text:p>1,0572548684</text:p>
          </table:table-cell>
          <table:table-cell table:formula="of:=[.C5]/[.E5]" office:value-type="float" office:value="0.960571815190966" calcext:value-type="float">
            <text:p>0,9605718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9124697" calcext:value-type="float">
            <text:p>0,129124697</text:p>
          </table:table-cell>
          <table:table-cell office:value-type="float" office:value="0.513902906" calcext:value-type="float">
            <text:p>0,513902906</text:p>
          </table:table-cell>
          <table:table-cell office:value-type="float" office:value="0.132689103" calcext:value-type="float">
            <text:p>0,132689103</text:p>
          </table:table-cell>
          <table:table-cell office:value-type="float" office:value="0.53831567" calcext:value-type="float">
            <text:p>0,53831567</text:p>
          </table:table-cell>
          <table:table-cell table:formula="of:=[.B6]/[.D6]" office:value-type="float" office:value="0.973137161082474" calcext:value-type="float">
            <text:p>0,9731371611</text:p>
          </table:table-cell>
          <table:table-cell table:formula="of:=[.C6]/[.E6]" office:value-type="float" office:value="0.954649724389409" calcext:value-type="float">
            <text:p>0,954649724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ATCGRID</text:p>
          </table:table-cell>
          <table:table-cell table:style-name="ce3" table:number-columns-repeated="2"/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N.º threads</text:p>
          </table:table-cell>
          <table:table-cell table:style-name="ce2" office:value-type="string" calcext:value-type="string">
            <text:p>T. secuencial n= 15000</text:p>
          </table:table-cell>
          <table:table-cell table:style-name="ce2" office:value-type="string" calcext:value-type="string">
            <text:p>T. secuencial n= 30000</text:p>
          </table:table-cell>
          <table:table-cell table:style-name="ce2" office:value-type="string" calcext:value-type="string">
            <text:p>T.paralelo_b n=15000</text:p>
          </table:table-cell>
          <table:table-cell table:style-name="ce2" office:value-type="string" calcext:value-type="string">
            <text:p>T. paralelo_b n= 30000</text:p>
          </table:table-cell>
          <table:table-cell table:style-name="ce2" office:value-type="string" calcext:value-type="string">
            <text:p>Ganancia n= 15000</text:p>
          </table:table-cell>
          <table:table-cell table:style-name="ce2" office:value-type="string" calcext:value-type="string">
            <text:p>Ganancia n= 3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0565301" calcext:value-type="float">
            <text:p>0,300565301</text:p>
          </table:table-cell>
          <table:table-cell office:value-type="float" office:value="1.063010955" calcext:value-type="float">
            <text:p>1,063010955</text:p>
          </table:table-cell>
          <table:table-cell office:value-type="float" office:value="0.307134538" calcext:value-type="float">
            <text:p>0,307134538</text:p>
          </table:table-cell>
          <table:table-cell office:value-type="float" office:value="1.229331698" calcext:value-type="float">
            <text:p>1,229331698</text:p>
          </table:table-cell>
          <table:table-cell table:formula="of:= [.B11]/[.D11]" office:value-type="float" office:value="0.978611207183739" calcext:value-type="float">
            <text:p>0,9786112072</text:p>
          </table:table-cell>
          <table:table-cell table:formula="of:=[.C11]/[.E11]" office:value-type="float" office:value="0.864706373983045" calcext:value-type="float">
            <text:p>0,864706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0927848" calcext:value-type="float">
            <text:p>0,300927848</text:p>
          </table:table-cell>
          <table:table-cell office:value-type="float" office:value="1.060922933" calcext:value-type="float">
            <text:p>1,060922933</text:p>
          </table:table-cell>
          <table:table-cell office:value-type="float" office:value="0.307075062" calcext:value-type="float">
            <text:p>0,307075062</text:p>
          </table:table-cell>
          <table:table-cell office:value-type="float" office:value="1.227536286" calcext:value-type="float">
            <text:p>1,227536286</text:p>
          </table:table-cell>
          <table:table-cell table:formula="of:=[.B12]/[.D12]" office:value-type="float" office:value="0.979981396209895" calcext:value-type="float">
            <text:p>0,9799813962</text:p>
          </table:table-cell>
          <table:table-cell table:formula="of:=[.C12]/[.E12]" office:value-type="float" office:value="0.864270119832531" calcext:value-type="float">
            <text:p>0,86427011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096299" calcext:value-type="float">
            <text:p>0,30096299</text:p>
          </table:table-cell>
          <table:table-cell office:value-type="float" office:value="1.106476382" calcext:value-type="float">
            <text:p>1,106476382</text:p>
          </table:table-cell>
          <table:table-cell office:value-type="float" office:value="0.304957707" calcext:value-type="float">
            <text:p>0,304957707</text:p>
          </table:table-cell>
          <table:table-cell office:value-type="float" office:value="1.229016861" calcext:value-type="float">
            <text:p>1,229016861</text:p>
          </table:table-cell>
          <table:table-cell table:formula="of:= [.B13]/[.D13]" office:value-type="float" office:value="0.986900750798208" calcext:value-type="float">
            <text:p>0,9869007508</text:p>
          </table:table-cell>
          <table:table-cell table:formula="of:=[.C13]/[.E13]" office:value-type="float" office:value="0.900293899222592" calcext:value-type="float">
            <text:p>0,9002938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0845404" calcext:value-type="float">
            <text:p>0,300845404</text:p>
          </table:table-cell>
          <table:table-cell office:value-type="float" office:value="1.057338387" calcext:value-type="float">
            <text:p>1,057338387</text:p>
          </table:table-cell>
          <table:table-cell office:value-type="float" office:value="0.308537879" calcext:value-type="float">
            <text:p>0,308537879</text:p>
          </table:table-cell>
          <table:table-cell office:value-type="float" office:value="1.230839826" calcext:value-type="float">
            <text:p>1,230839826</text:p>
          </table:table-cell>
          <table:table-cell table:formula="of:=[.B14]/[.D14]" office:value-type="float" office:value="0.975067972124097" calcext:value-type="float">
            <text:p>0,9750679721</text:p>
          </table:table-cell>
          <table:table-cell table:formula="of:=[.C14]/[.E14]" office:value-type="float" office:value="0.859038166189465" calcext:value-type="float">
            <text:p>0,8590381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0865146" calcext:value-type="float">
            <text:p>0,300865146</text:p>
          </table:table-cell>
          <table:table-cell office:value-type="float" office:value="1.060292289" calcext:value-type="float">
            <text:p>1,060292289</text:p>
          </table:table-cell>
          <table:table-cell office:value-type="float" office:value="0.306556104" calcext:value-type="float">
            <text:p>0,306556104</text:p>
          </table:table-cell>
          <table:table-cell office:value-type="float" office:value="3.153241934" calcext:value-type="float">
            <text:p>3,153241934</text:p>
          </table:table-cell>
          <table:table-cell table:formula="of:= [.B15]/[.D15]" office:value-type="float" office:value="0.981435835314504" calcext:value-type="float">
            <text:p>0,9814358353</text:p>
          </table:table-cell>
          <table:table-cell table:formula="of:=[.C15]/[.E15]" office:value-type="float" office:value="0.336254658282748" calcext:value-type="float">
            <text:p>0,33625465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00876778" calcext:value-type="float">
            <text:p>0,300876778</text:p>
          </table:table-cell>
          <table:table-cell office:value-type="float" office:value="1.063074757" calcext:value-type="float">
            <text:p>1,063074757</text:p>
          </table:table-cell>
          <table:table-cell office:value-type="float" office:value="0.304995175" calcext:value-type="float">
            <text:p>0,304995175</text:p>
          </table:table-cell>
          <table:table-cell office:value-type="float" office:value="1.227987049" calcext:value-type="float">
            <text:p>1,227987049</text:p>
          </table:table-cell>
          <table:table-cell table:formula="of:=[.B16]/[.D16]" office:value-type="float" office:value="0.986496845400915" calcext:value-type="float">
            <text:p>0,9864968454</text:p>
          </table:table-cell>
          <table:table-cell table:formula="of:=[.C16]/[.E16]" office:value-type="float" office:value="0.865705186276765" calcext:value-type="float">
            <text:p>0,86570518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00877428" calcext:value-type="float">
            <text:p>0,300877428</text:p>
          </table:table-cell>
          <table:table-cell office:value-type="float" office:value="1.060765057" calcext:value-type="float">
            <text:p>1,060765057</text:p>
          </table:table-cell>
          <table:table-cell office:value-type="float" office:value="0.306921952" calcext:value-type="float">
            <text:p>0,306921952</text:p>
          </table:table-cell>
          <table:table-cell office:value-type="float" office:value="1.226203377" calcext:value-type="float">
            <text:p>1,226203377</text:p>
          </table:table-cell>
          <table:table-cell table:formula="of:= [.B17]/[.D17]" office:value-type="float" office:value="0.980305989973633" calcext:value-type="float">
            <text:p>0,98030599</text:p>
          </table:table-cell>
          <table:table-cell table:formula="of:=[.C17]/[.E17]" office:value-type="float" office:value="0.865080847840464" calcext:value-type="float">
            <text:p>0,8650808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00753415" calcext:value-type="float">
            <text:p>0,300753415</text:p>
          </table:table-cell>
          <table:table-cell office:value-type="float" office:value="1.063553376" calcext:value-type="float">
            <text:p>1,063553376</text:p>
          </table:table-cell>
          <table:table-cell office:value-type="float" office:value="0.30701887" calcext:value-type="float">
            <text:p>0,30701887</text:p>
          </table:table-cell>
          <table:table-cell office:value-type="float" office:value="1.229241671" calcext:value-type="float">
            <text:p>1,229241671</text:p>
          </table:table-cell>
          <table:table-cell table:formula="of:=[.B18]/[.D18]" office:value-type="float" office:value="0.97959260614828" calcext:value-type="float">
            <text:p>0,9795926061</text:p>
          </table:table-cell>
          <table:table-cell table:formula="of:=[.C18]/[.E18]" office:value-type="float" office:value="0.865210967941551" calcext:value-type="float">
            <text:p>0,86521096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0095872" calcext:value-type="float">
            <text:p>0,30095872</text:p>
          </table:table-cell>
          <table:table-cell office:value-type="float" office:value="1.063478892" calcext:value-type="float">
            <text:p>1,063478892</text:p>
          </table:table-cell>
          <table:table-cell office:value-type="float" office:value="0.306386072" calcext:value-type="float">
            <text:p>0,306386072</text:p>
          </table:table-cell>
          <table:table-cell office:value-type="float" office:value="1.226949907" calcext:value-type="float">
            <text:p>1,226949907</text:p>
          </table:table-cell>
          <table:table-cell table:formula="of:= [.B19]/[.D19]" office:value-type="float" office:value="0.982285904954583" calcext:value-type="float">
            <text:p>0,982285905</text:p>
          </table:table-cell>
          <table:table-cell table:formula="of:=[.C19]/[.E19]" office:value-type="float" office:value="0.866766349573553" calcext:value-type="float">
            <text:p>0,86676634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0673505" calcext:value-type="float">
            <text:p>0,300673505</text:p>
          </table:table-cell>
          <table:table-cell office:value-type="float" office:value="1.063492631" calcext:value-type="float">
            <text:p>1,063492631</text:p>
          </table:table-cell>
          <table:table-cell office:value-type="float" office:value="0.30677491" calcext:value-type="float">
            <text:p>0,30677491</text:p>
          </table:table-cell>
          <table:table-cell office:value-type="float" office:value="1.227968697" calcext:value-type="float">
            <text:p>1,227968697</text:p>
          </table:table-cell>
          <table:table-cell table:formula="of:=[.B20]/[.D20]" office:value-type="float" office:value="0.980111134251494" calcext:value-type="float">
            <text:p>0,9801111343</text:p>
          </table:table-cell>
          <table:table-cell table:formula="of:=[.C20]/[.E20]" office:value-type="float" office:value="0.866058421194429" calcext:value-type="float">
            <text:p>0,8660584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00875442" calcext:value-type="float">
            <text:p>0,300875442</text:p>
          </table:table-cell>
          <table:table-cell office:value-type="float" office:value="1.06366945" calcext:value-type="float">
            <text:p>1,06366945</text:p>
          </table:table-cell>
          <table:table-cell office:value-type="float" office:value="0.306570725" calcext:value-type="float">
            <text:p>0,306570725</text:p>
          </table:table-cell>
          <table:table-cell office:value-type="float" office:value="3.043932251" calcext:value-type="float">
            <text:p>3,043932251</text:p>
          </table:table-cell>
          <table:table-cell table:formula="of:= [.B21]/[.D21]" office:value-type="float" office:value="0.9814226130039" calcext:value-type="float">
            <text:p>0,981422613</text:p>
          </table:table-cell>
          <table:table-cell table:formula="of:=[.C21]/[.E21]" office:value-type="float" office:value="0.349439265493035" calcext:value-type="float">
            <text:p>0,34943926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00875756" calcext:value-type="float">
            <text:p>0,300875756</text:p>
          </table:table-cell>
          <table:table-cell office:value-type="float" office:value="1.063350755" calcext:value-type="float">
            <text:p>1,063350755</text:p>
          </table:table-cell>
          <table:table-cell office:value-type="float" office:value="0.306428511" calcext:value-type="float">
            <text:p>0,306428511</text:p>
          </table:table-cell>
          <table:table-cell office:value-type="float" office:value="1.227753833" calcext:value-type="float">
            <text:p>1,227753833</text:p>
          </table:table-cell>
          <table:table-cell table:formula="of:=[.B22]/[.D22]" office:value-type="float" office:value="0.981879117638632" calcext:value-type="float">
            <text:p>0,9818791176</text:p>
          </table:table-cell>
          <table:table-cell table:formula="of:=[.C22]/[.E22]" office:value-type="float" office:value="0.866094429045045" calcext:value-type="float">
            <text:p>0,866094429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← LOCAL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8:54:26.3753592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8:09:43.440998399</meta:creation-date>
    <dc:date>2018-04-19T20:40:55.782085054</dc:date>
    <meta:editing-duration>PT48M37S</meta:editing-duration>
    <meta:editing-cycles>10</meta:editing-cycles>
    <meta:generator>LibreOffice/5.1.6.2$Linux_X86_64 LibreOffice_project/10m0$Build-2</meta:generator>
    <meta:document-statistic meta:table-count="1" meta:cell-count="1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109cm" svg:y="2.958cm" style:legend-expansion="high" chart:style-name="ch2"/>
        <chart:plot-area chart:style-name="ch3" table:cell-range-address="Hoja1.A2:Hoja1.G6" chart:data-source-has-labels="row" svg:x="0.319cm" svg:y="0.18cm" svg:width="10.471cm" svg:height="8.645cm">
          <chartooo:coordinate-region svg:x="1.046cm" svg:y="0.38cm" svg:width="9.50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3:Hoja1.B6" chart:label-cell-address="Hoja1.B2:Hoja1.B2" chart:class="chart:scatter">
            <chart:domain table:cell-range-address="Hoja1.A3:Hoja1.A6"/>
            <chart:data-point chart:repeated="4"/>
          </chart:series>
          <chart:series chart:style-name="ch7" chart:values-cell-range-address="Hoja1.C3:Hoja1.C6" chart:label-cell-address="Hoja1.C2:Hoja1.C2" chart:class="chart:scatter">
            <chart:data-point chart:repeated="4"/>
          </chart:series>
          <chart:series chart:style-name="ch8" chart:values-cell-range-address="Hoja1.D3:Hoja1.D6" chart:label-cell-address="Hoja1.D2:Hoja1.D2" chart:class="chart:scatter">
            <chart:data-point chart:repeated="4"/>
          </chart:series>
          <chart:series chart:style-name="ch9" chart:values-cell-range-address="Hoja1.E3:Hoja1.E6" chart:label-cell-address="Hoja1.E2:Hoja1.E2" chart:class="chart:scatter">
            <chart:data-point chart:repeated="4"/>
          </chart:series>
          <chart:series chart:style-name="ch10" chart:values-cell-range-address="Hoja1.F3:Hoja1.F6" chart:label-cell-address="Hoja1.F2:Hoja1.F2" chart:class="chart:scatter">
            <chart:data-point chart:repeated="4"/>
          </chart:series>
          <chart:series chart:style-name="ch11" chart:values-cell-range-address="Hoja1.G3:Hoja1.G6" chart:label-cell-address="Hoja1.G2:Hoja1.G2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. secuencial n= 15000</text:p>
                <draw:g>
                  <svg:desc>Hoja1.B2:Hoja1.B2</svg:desc>
                </draw:g>
              </table:table-cell>
              <table:table-cell office:value-type="string">
                <text:p>T. secuencial n= 30000</text:p>
                <draw:g>
                  <svg:desc>Hoja1.C2:Hoja1.C2</svg:desc>
                </draw:g>
              </table:table-cell>
              <table:table-cell office:value-type="string">
                <text:p>T.paralelo_b n=15000</text:p>
                <draw:g>
                  <svg:desc>Hoja1.D2:Hoja1.D2</svg:desc>
                </draw:g>
              </table:table-cell>
              <table:table-cell office:value-type="string">
                <text:p>T. paralelo_b n= 30000</text:p>
                <draw:g>
                  <svg:desc>Hoja1.E2:Hoja1.E2</svg:desc>
                </draw:g>
              </table:table-cell>
              <table:table-cell office:value-type="string">
                <text:p>Ganancia n= 15000</text:p>
                <draw:g>
                  <svg:desc>Hoja1.F2:Hoja1.F2</svg:desc>
                </draw:g>
              </table:table-cell>
              <table:table-cell office:value-type="string">
                <text:p>Ganancia n= 30000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3:Hoja1.A6</svg:desc>
                </draw:g>
              </table:table-cell>
              <table:table-cell office:value-type="float" office:value="0.128062085">
                <text:p>0.128062085</text:p>
                <draw:g>
                  <svg:desc>Hoja1.B3:Hoja1.B6</svg:desc>
                </draw:g>
              </table:table-cell>
              <table:table-cell office:value-type="float" office:value="0.51359133">
                <text:p>0.51359133</text:p>
                <draw:g>
                  <svg:desc>Hoja1.C3:Hoja1.C6</svg:desc>
                </draw:g>
              </table:table-cell>
              <table:table-cell office:value-type="float" office:value="0.128834594">
                <text:p>0.128834594</text:p>
                <draw:g>
                  <svg:desc>Hoja1.D3:Hoja1.D6</svg:desc>
                </draw:g>
              </table:table-cell>
              <table:table-cell office:value-type="float" office:value="0.526734485">
                <text:p>0.526734485</text:p>
                <draw:g>
                  <svg:desc>Hoja1.E3:Hoja1.E6</svg:desc>
                </draw:g>
              </table:table-cell>
              <table:table-cell office:value-type="float" office:value="0.994003869799132">
                <text:p>0.994003869799132</text:p>
                <draw:g>
                  <svg:desc>Hoja1.F3:Hoja1.F6</svg:desc>
                </draw:g>
              </table:table-cell>
              <table:table-cell office:value-type="float" office:value="0.975047855467447">
                <text:p>0.975047855467447</text:p>
                <draw:g>
                  <svg:desc>Hoja1.G3:Hoja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7601404">
                <text:p>0.127601404</text:p>
              </table:table-cell>
              <table:table-cell office:value-type="float" office:value="0.512622451">
                <text:p>0.512622451</text:p>
              </table:table-cell>
              <table:table-cell office:value-type="float" office:value="0.130717208">
                <text:p>0.130717208</text:p>
              </table:table-cell>
              <table:table-cell office:value-type="float" office:value="0.530521872">
                <text:p>0.530521872</text:p>
              </table:table-cell>
              <table:table-cell office:value-type="float" office:value="0.976163780976717">
                <text:p>0.976163780976717</text:p>
              </table:table-cell>
              <table:table-cell office:value-type="float" office:value="0.966260729397411">
                <text:p>0.966260729397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38039856">
                <text:p>0.138039856</text:p>
              </table:table-cell>
              <table:table-cell office:value-type="float" office:value="0.51694055">
                <text:p>0.51694055</text:p>
              </table:table-cell>
              <table:table-cell office:value-type="float" office:value="0.130564408">
                <text:p>0.130564408</text:p>
              </table:table-cell>
              <table:table-cell office:value-type="float" office:value="0.53815919">
                <text:p>0.53815919</text:p>
              </table:table-cell>
              <table:table-cell office:value-type="float" office:value="1.05725486841713">
                <text:p>1.05725486841713</text:p>
              </table:table-cell>
              <table:table-cell office:value-type="float" office:value="0.960571815190966">
                <text:p>0.960571815190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29124697">
                <text:p>0.129124697</text:p>
              </table:table-cell>
              <table:table-cell office:value-type="float" office:value="0.513902906">
                <text:p>0.513902906</text:p>
              </table:table-cell>
              <table:table-cell office:value-type="float" office:value="0.132689103">
                <text:p>0.132689103</text:p>
              </table:table-cell>
              <table:table-cell office:value-type="float" office:value="0.53831567">
                <text:p>0.53831567</text:p>
              </table:table-cell>
              <table:table-cell office:value-type="float" office:value="0.973137161082474">
                <text:p>0.973137161082474</text:p>
              </table:table-cell>
              <table:table-cell office:value-type="float" office:value="0.954649724389409">
                <text:p>0.954649724389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109cm" svg:y="2.958cm" style:legend-expansion="high" chart:style-name="ch2"/>
        <chart:plot-area chart:style-name="ch3" table:cell-range-address="Hoja1.A10:Hoja1.G22" chart:data-source-has-labels="row" svg:x="0.346cm" svg:y="0.178cm" svg:width="10.469cm" svg:height="8.645cm">
          <chartooo:coordinate-region svg:x="1.073cm" svg:y="0.378cm" svg:width="9.555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11:Hoja1.B22" chart:label-cell-address="Hoja1.B10:Hoja1.B10" chart:class="chart:scatter">
            <chart:domain table:cell-range-address="Hoja1.A11:Hoja1.A22"/>
            <chart:data-point chart:repeated="12"/>
          </chart:series>
          <chart:series chart:style-name="ch7" chart:values-cell-range-address="Hoja1.C11:Hoja1.C22" chart:label-cell-address="Hoja1.C10:Hoja1.C10" chart:class="chart:scatter">
            <chart:data-point chart:repeated="12"/>
          </chart:series>
          <chart:series chart:style-name="ch8" chart:values-cell-range-address="Hoja1.D11:Hoja1.D22" chart:label-cell-address="Hoja1.D10:Hoja1.D10" chart:class="chart:scatter">
            <chart:data-point chart:repeated="12"/>
          </chart:series>
          <chart:series chart:style-name="ch9" chart:values-cell-range-address="Hoja1.E11:Hoja1.E22" chart:label-cell-address="Hoja1.E10:Hoja1.E10" chart:class="chart:scatter">
            <chart:data-point chart:repeated="12"/>
          </chart:series>
          <chart:series chart:style-name="ch10" chart:values-cell-range-address="Hoja1.F11:Hoja1.F22" chart:label-cell-address="Hoja1.F10:Hoja1.F10" chart:class="chart:scatter">
            <chart:data-point chart:repeated="12"/>
          </chart:series>
          <chart:series chart:style-name="ch11" chart:values-cell-range-address="Hoja1.G11:Hoja1.G22" chart:label-cell-address="Hoja1.G10:Hoja1.G10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. secuencial n= 15000</text:p>
                <draw:g>
                  <svg:desc>Hoja1.B10:Hoja1.B10</svg:desc>
                </draw:g>
              </table:table-cell>
              <table:table-cell office:value-type="string">
                <text:p>T. secuencial n= 30000</text:p>
                <draw:g>
                  <svg:desc>Hoja1.C10:Hoja1.C10</svg:desc>
                </draw:g>
              </table:table-cell>
              <table:table-cell office:value-type="string">
                <text:p>T.paralelo_b n=15000</text:p>
                <draw:g>
                  <svg:desc>Hoja1.D10:Hoja1.D10</svg:desc>
                </draw:g>
              </table:table-cell>
              <table:table-cell office:value-type="string">
                <text:p>T. paralelo_b n= 30000</text:p>
                <draw:g>
                  <svg:desc>Hoja1.E10:Hoja1.E10</svg:desc>
                </draw:g>
              </table:table-cell>
              <table:table-cell office:value-type="string">
                <text:p>Ganancia n= 15000</text:p>
                <draw:g>
                  <svg:desc>Hoja1.F10:Hoja1.F10</svg:desc>
                </draw:g>
              </table:table-cell>
              <table:table-cell office:value-type="string">
                <text:p>Ganancia n= 30000</text:p>
                <draw:g>
                  <svg:desc>Hoja1.G10:Hoja1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1:Hoja1.A22</svg:desc>
                </draw:g>
              </table:table-cell>
              <table:table-cell office:value-type="float" office:value="0.300565301">
                <text:p>0.300565301</text:p>
                <draw:g>
                  <svg:desc>Hoja1.B11:Hoja1.B22</svg:desc>
                </draw:g>
              </table:table-cell>
              <table:table-cell office:value-type="float" office:value="1.063010955">
                <text:p>1.063010955</text:p>
                <draw:g>
                  <svg:desc>Hoja1.C11:Hoja1.C22</svg:desc>
                </draw:g>
              </table:table-cell>
              <table:table-cell office:value-type="float" office:value="0.307134538">
                <text:p>0.307134538</text:p>
                <draw:g>
                  <svg:desc>Hoja1.D11:Hoja1.D22</svg:desc>
                </draw:g>
              </table:table-cell>
              <table:table-cell office:value-type="float" office:value="1.229331698">
                <text:p>1.229331698</text:p>
                <draw:g>
                  <svg:desc>Hoja1.E11:Hoja1.E22</svg:desc>
                </draw:g>
              </table:table-cell>
              <table:table-cell office:value-type="float" office:value="0.978611207183739">
                <text:p>0.978611207183739</text:p>
                <draw:g>
                  <svg:desc>Hoja1.F11:Hoja1.F22</svg:desc>
                </draw:g>
              </table:table-cell>
              <table:table-cell office:value-type="float" office:value="0.864706373983045">
                <text:p>0.864706373983045</text:p>
                <draw:g>
                  <svg:desc>Hoja1.G11:Hoja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00927848">
                <text:p>0.300927848</text:p>
              </table:table-cell>
              <table:table-cell office:value-type="float" office:value="1.060922933">
                <text:p>1.060922933</text:p>
              </table:table-cell>
              <table:table-cell office:value-type="float" office:value="0.307075062">
                <text:p>0.307075062</text:p>
              </table:table-cell>
              <table:table-cell office:value-type="float" office:value="1.227536286">
                <text:p>1.227536286</text:p>
              </table:table-cell>
              <table:table-cell office:value-type="float" office:value="0.979981396209895">
                <text:p>0.979981396209895</text:p>
              </table:table-cell>
              <table:table-cell office:value-type="float" office:value="0.864270119832531">
                <text:p>0.864270119832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0096299">
                <text:p>0.30096299</text:p>
              </table:table-cell>
              <table:table-cell office:value-type="float" office:value="1.106476382">
                <text:p>1.106476382</text:p>
              </table:table-cell>
              <table:table-cell office:value-type="float" office:value="0.304957707">
                <text:p>0.304957707</text:p>
              </table:table-cell>
              <table:table-cell office:value-type="float" office:value="1.229016861">
                <text:p>1.229016861</text:p>
              </table:table-cell>
              <table:table-cell office:value-type="float" office:value="0.986900750798208">
                <text:p>0.986900750798208</text:p>
              </table:table-cell>
              <table:table-cell office:value-type="float" office:value="0.900293899222592">
                <text:p>0.900293899222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00845404">
                <text:p>0.300845404</text:p>
              </table:table-cell>
              <table:table-cell office:value-type="float" office:value="1.057338387">
                <text:p>1.057338387</text:p>
              </table:table-cell>
              <table:table-cell office:value-type="float" office:value="0.308537879">
                <text:p>0.308537879</text:p>
              </table:table-cell>
              <table:table-cell office:value-type="float" office:value="1.230839826">
                <text:p>1.230839826</text:p>
              </table:table-cell>
              <table:table-cell office:value-type="float" office:value="0.975067972124097">
                <text:p>0.975067972124097</text:p>
              </table:table-cell>
              <table:table-cell office:value-type="float" office:value="0.859038166189465">
                <text:p>0.859038166189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00865146">
                <text:p>0.300865146</text:p>
              </table:table-cell>
              <table:table-cell office:value-type="float" office:value="1.060292289">
                <text:p>1.060292289</text:p>
              </table:table-cell>
              <table:table-cell office:value-type="float" office:value="0.306556104">
                <text:p>0.306556104</text:p>
              </table:table-cell>
              <table:table-cell office:value-type="float" office:value="3.153241934">
                <text:p>3.153241934</text:p>
              </table:table-cell>
              <table:table-cell office:value-type="float" office:value="0.981435835314504">
                <text:p>0.981435835314504</text:p>
              </table:table-cell>
              <table:table-cell office:value-type="float" office:value="0.336254658282748">
                <text:p>0.336254658282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00876778">
                <text:p>0.300876778</text:p>
              </table:table-cell>
              <table:table-cell office:value-type="float" office:value="1.063074757">
                <text:p>1.063074757</text:p>
              </table:table-cell>
              <table:table-cell office:value-type="float" office:value="0.304995175">
                <text:p>0.304995175</text:p>
              </table:table-cell>
              <table:table-cell office:value-type="float" office:value="1.227987049">
                <text:p>1.227987049</text:p>
              </table:table-cell>
              <table:table-cell office:value-type="float" office:value="0.986496845400915">
                <text:p>0.986496845400915</text:p>
              </table:table-cell>
              <table:table-cell office:value-type="float" office:value="0.865705186276765">
                <text:p>0.865705186276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00877428">
                <text:p>0.300877428</text:p>
              </table:table-cell>
              <table:table-cell office:value-type="float" office:value="1.060765057">
                <text:p>1.060765057</text:p>
              </table:table-cell>
              <table:table-cell office:value-type="float" office:value="0.306921952">
                <text:p>0.306921952</text:p>
              </table:table-cell>
              <table:table-cell office:value-type="float" office:value="1.226203377">
                <text:p>1.226203377</text:p>
              </table:table-cell>
              <table:table-cell office:value-type="float" office:value="0.980305989973633">
                <text:p>0.980305989973633</text:p>
              </table:table-cell>
              <table:table-cell office:value-type="float" office:value="0.865080847840464">
                <text:p>0.865080847840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00753415">
                <text:p>0.300753415</text:p>
              </table:table-cell>
              <table:table-cell office:value-type="float" office:value="1.063553376">
                <text:p>1.063553376</text:p>
              </table:table-cell>
              <table:table-cell office:value-type="float" office:value="0.30701887">
                <text:p>0.30701887</text:p>
              </table:table-cell>
              <table:table-cell office:value-type="float" office:value="1.229241671">
                <text:p>1.229241671</text:p>
              </table:table-cell>
              <table:table-cell office:value-type="float" office:value="0.97959260614828">
                <text:p>0.97959260614828</text:p>
              </table:table-cell>
              <table:table-cell office:value-type="float" office:value="0.865210967941551">
                <text:p>0.865210967941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0095872">
                <text:p>0.30095872</text:p>
              </table:table-cell>
              <table:table-cell office:value-type="float" office:value="1.063478892">
                <text:p>1.063478892</text:p>
              </table:table-cell>
              <table:table-cell office:value-type="float" office:value="0.306386072">
                <text:p>0.306386072</text:p>
              </table:table-cell>
              <table:table-cell office:value-type="float" office:value="1.226949907">
                <text:p>1.226949907</text:p>
              </table:table-cell>
              <table:table-cell office:value-type="float" office:value="0.982285904954583">
                <text:p>0.982285904954583</text:p>
              </table:table-cell>
              <table:table-cell office:value-type="float" office:value="0.866766349573553">
                <text:p>0.866766349573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00673505">
                <text:p>0.300673505</text:p>
              </table:table-cell>
              <table:table-cell office:value-type="float" office:value="1.063492631">
                <text:p>1.063492631</text:p>
              </table:table-cell>
              <table:table-cell office:value-type="float" office:value="0.30677491">
                <text:p>0.30677491</text:p>
              </table:table-cell>
              <table:table-cell office:value-type="float" office:value="1.227968697">
                <text:p>1.227968697</text:p>
              </table:table-cell>
              <table:table-cell office:value-type="float" office:value="0.980111134251494">
                <text:p>0.980111134251494</text:p>
              </table:table-cell>
              <table:table-cell office:value-type="float" office:value="0.866058421194429">
                <text:p>0.866058421194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00875442">
                <text:p>0.300875442</text:p>
              </table:table-cell>
              <table:table-cell office:value-type="float" office:value="1.06366945">
                <text:p>1.06366945</text:p>
              </table:table-cell>
              <table:table-cell office:value-type="float" office:value="0.306570725">
                <text:p>0.306570725</text:p>
              </table:table-cell>
              <table:table-cell office:value-type="float" office:value="3.043932251">
                <text:p>3.043932251</text:p>
              </table:table-cell>
              <table:table-cell office:value-type="float" office:value="0.9814226130039">
                <text:p>0.9814226130039</text:p>
              </table:table-cell>
              <table:table-cell office:value-type="float" office:value="0.349439265493035">
                <text:p>0.349439265493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00875756">
                <text:p>0.300875756</text:p>
              </table:table-cell>
              <table:table-cell office:value-type="float" office:value="1.063350755">
                <text:p>1.063350755</text:p>
              </table:table-cell>
              <table:table-cell office:value-type="float" office:value="0.306428511">
                <text:p>0.306428511</text:p>
              </table:table-cell>
              <table:table-cell office:value-type="float" office:value="1.227753833">
                <text:p>1.227753833</text:p>
              </table:table-cell>
              <table:table-cell office:value-type="float" office:value="0.981879117638632">
                <text:p>0.981879117638632</text:p>
              </table:table-cell>
              <table:table-cell office:value-type="float" office:value="0.866094429045045">
                <text:p>0.866094429045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